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Tahoma1" svg:font-family="Tahoma"/>
    <style:font-face style:name="Helvetica-Narrow" svg:font-family="Helvetica-Narro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size-asian="10.5pt"/>
    </style:style>
    <style:style style:name="P2" style:family="paragraph" style:parent-style-name="Header">
      <style:paragraph-properties fo:text-align="center" style:justify-single-word="false"/>
      <style:text-properties fo:font-variant="small-caps" fo:font-size="2pt" style:font-size-asian="1.75pt" style:font-size-complex="2pt"/>
    </style:style>
    <style:style style:name="P3" style:family="paragraph" style:parent-style-name="Header">
      <style:paragraph-properties fo:text-align="center" style:justify-single-word="false"/>
      <style:text-properties fo:font-size="2pt" style:font-size-asian="1.75pt" style:font-size-complex="2pt"/>
    </style:style>
    <style:style style:name="P4" style:family="paragraph" style:parent-style-name="Title-chapter" style:master-page-name="First_20_Page"/>
    <style:style style:name="P5" style:family="paragraph" style:parent-style-name="Table_20_Contents">
      <style:paragraph-properties fo:text-align="end" style:justify-single-word="false"/>
      <style:text-properties style:font-size-asian="10.5pt"/>
    </style:style>
    <style:style style:name="P6" style:family="paragraph" style:parent-style-name="Table_20_Contents">
      <style:paragraph-properties fo:text-align="start" style:justify-single-word="false"/>
      <style:text-properties fo:font-variant="small-caps" style:font-size-asian="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itle of the Chapter</text:h>
      <text:h text:style-name="h1n" text:outline-level="2">Section heading {h1n}</text:h>
      <text:p text:style-name="p-first">Lorem ipsum dolor sit amet, consectetuer adipiscing elit. Integer sem. Etiam odio. Integer purus leo, auctor at, luctus non, interdum at, lectus. Lorem ipsum dolor sit amet, consectetuer adipiscing elit. In leo. Aliquam nec lectus. Aliquam pellentesque lobortis sapien. {p-first}</text:p>
      <text:h text:style-name="h2n" text:outline-level="3">Sub-Section {h2n}</text:h>
      <text:p text:style-name="p-first">Integer sem. Etiam odio. Integer purus leo, auctor at, luctus non, interdum at, lectus. Lorem ipsum dolor sit amet, consectetuer adipiscing elit. In leo. Aliquam nec lectus. Aliquam pellentesque lobortis sapien. {p-first}</text:p>
      <text:h text:style-name="h3n" text:outline-level="4">Sub-Section {h3n}</text:h>
      <text:p text:style-name="p-first">Integer sem. Etiam odio. Integer purus leo, auctor at, luctus non, interdum at, lectus. Lorem ipsum dolor sit amet, consectetuer adipiscing elit. In leo. Aliquam nec lectus. Aliquam pellentesque lobortis sapien. {p-first}</text:p>
      <text:p text:style-name="p">Lorem ipsum dolor sit amet, consectetuer adipiscing elit. Fusce rutrum pellentesque est. In varius tristique quam. Proin dui nisl, pulvinar sit amet, lobortis eget, porttitor nec, leo. {p}</text:p>
      <text:p text:style-name="p">Curabitur a arcu. Etiam feugiat magna at lectus. Nam condimentum orci et lacus. Suspendisse vitae arcu a libero mollis mollis. Cum sociis natoque penatibus et magnis dis parturient montes, nascetur ridiculus mus. Integer vestibulum fringilla dolor. {p}</text:p>
      <text:list text:style-name="li1b">
        <text:list-item>
          <text:p text:style-name="li1b">Duis facilisis facilisis lectus. Nullam vitae quam sit amet sapien tincidunt ornare. {li1b}</text:p>
        </text:list-item>
      </text:list>
      <text:p text:style-name="li1p">Donec lacinia. Fusce quis ante vitae nisl volutpat cursus. Pellentesque massa eros, sollicitudin dictum, mollis vitae, pellentesque sed, augue. {li1p}</text:p>
      <text:list text:style-name="li1b">
        <text:list-item>
          <text:p text:style-name="li1b">Donec justo sem, aliquet nec, adipiscing ut, adipiscing ac, leo. {li1b}</text:p>
        </text:list-item>
        <text:list-item>
          <text:p text:style-name="li1b">Suspendisse vitae arcu a libero mollis mollis. {li1b}</text:p>
        </text:list-item>
      </text:list>
      <text:p text:style-name="p">Lorem ipsum dolor sit amet, consectetuer adipiscing elit. Fusce rutrum pellentesque est. In varius tristique quam. Proin dui nisl, pulvinar sit amet, lobortis eget, porttitor nec, leo. Curabitur a arcu. Etiam feugiat magna at lectus. Nam condimentum orci et lacus. Suspendisse vitae arcu a libero mollis mollis. Cum sociis natoque penatibus et magnis dis parturient montes, nascetur ridiculus mus. Integer vestibulum fringilla dolor. {p}</text:p>
      <text:p text:style-name="bq1">“Lorem ipsum dolor sit amet, consectetuer adipiscing elit. Fusce rutrum pellentesque est. In varius tristique quam. Proin dui nisl, pulvinar sit amet, lobortis eget, porttitor nec, leo. Curabitur a arcu. Etiam feugiat magna at lectus. Nam condimentum orci et lacus. Suspendisse vitae arcu a libero mollis mollis. Cum sociis natoque penatibus et magnis dis parturient montes, nascetur ridiculus mus. Integer vestibulum fringilla dolor.” {bq1}</text:p>
      <text:p text:style-name="p-first"/>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Tahoma1" svg:font-family="Tahoma"/>
    <style:font-face style:name="Helvetica-Narrow" svg:font-family="Helvetica-Narro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AU"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text-properties fo:text-transform="uppercase"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ent-style-name="Standard" style:master-page-name="">
      <style:paragraph-properties fo:margin-left="0%" fo:margin-right="0cm" fo:margin-top="0.22cm" fo:margin-bottom="0cm" fo:line-height="200%" fo:text-align="start" style:justify-single-word="false" fo:text-indent="0.499cm" style:auto-text-indent="false"/>
      <style:text-properties style:font-name="Times New Roman" fo:font-size="12pt" fo:font-style="normal" style:font-size-asian="10.5pt"/>
    </style:style>
    <style:style style:name="Title-chapter" style:family="paragraph" style:parent-style-name="Title" style:next-style-name="p-first" style:default-outline-level="1"/>
    <style:style style:name="Title-part" style:family="paragraph" style:parent-style-name="Title"/>
    <style:style style:name="p-first" style:family="paragraph" style:parent-style-name="p" style:next-style-name="p" style:master-page-name="">
      <style:paragraph-properties fo:margin-left="0%" fo:margin-right="0cm" fo:text-indent="0cm" style:auto-text-indent="false"/>
    </style:style>
    <style:style style:name="p-indent" style:family="paragraph" style:parent-style-name="p">
      <style:paragraph-properties fo:margin-left="0.6cm" fo:margin-right="0cm" fo:text-indent="0cm" style:auto-text-indent="false"/>
    </style:style>
    <style:style style:name="li1p" style:family="paragraph" style:parent-style-name="p-indent">
      <style:paragraph-properties fo:margin-left="101%" fo:margin-right="0cm" fo:margin-top="0cm" fo:margin-bottom="0cm" fo:line-height="150%" fo:text-indent="0cm" style:auto-text-indent="false"/>
      <style:text-properties fo:font-style="normal"/>
    </style:style>
    <style:style style:name="li1b" style:family="paragraph" style:parent-style-name="li1p" style:list-style-name="li1b">
      <style:paragraph-properties fo:margin-left="0%" fo:margin-right="0cm" fo:margin-top="0.21cm" fo:margin-bottom="0cm" fo:text-indent="0cm" style:auto-text-indent="false"/>
      <style:text-properties fo:font-style="normal"/>
    </style:style>
    <style:style style:name="h1" style:family="paragraph" style:parent-style-name="Heading_20_1" style:next-style-name="p-first" style:master-page-name="">
      <style:paragraph-properties fo:margin-top="0.921cm" fo:margin-bottom="0.349cm" fo:keep-with-next="always"/>
      <style:text-properties fo:font-variant="small-caps" style:font-name="Helvetica-Narrow" fo:font-size="18pt" fo:font-weight="normal"/>
    </style:style>
    <style:style style:name="h2" style:family="paragraph" style:parent-style-name="h1" style:next-style-name="p-first">
      <style:paragraph-properties fo:margin-top="0.621cm" fo:margin-bottom="0.25cm"/>
      <style:text-properties fo:font-size="16pt"/>
    </style:style>
    <style:style style:name="h3" style:family="paragraph" style:parent-style-name="h2" style:next-style-name="p-first">
      <style:paragraph-properties fo:margin-top="0.54cm" fo:margin-bottom="0.18cm"/>
      <style:text-properties fo:font-size="15pt"/>
    </style:style>
    <style:style style:name="h4" style:family="paragraph" style:parent-style-name="h3" style:next-style-name="p-first">
      <style:paragraph-properties fo:margin-top="0.42cm" fo:margin-bottom="0cm"/>
      <style:text-properties fo:font-size="14pt"/>
    </style:style>
    <style:style style:name="h5" style:family="paragraph" style:parent-style-name="h4" style:next-style-name="p-first">
      <style:paragraph-properties fo:margin-top="0.42cm" fo:margin-bottom="0cm"/>
      <style:text-properties fo:font-size="13pt"/>
    </style:style>
    <style:style style:name="h1n" style:family="paragraph" style:parent-style-name="h1" style:next-style-name="p-first" style:default-outline-level="2"/>
    <style:style style:name="h3n" style:family="paragraph" style:parent-style-name="h3" style:next-style-name="p-first" style:default-outline-level="4"/>
    <style:style style:name="h4n" style:family="paragraph" style:parent-style-name="h4" style:next-style-name="p-first" style:default-outline-level="5"/>
    <style:style style:name="h5n" style:family="paragraph" style:parent-style-name="h5" style:next-style-name="p-first" style:default-outline-level="6"/>
    <style:style style:name="h2n" style:family="paragraph" style:parent-style-name="h2" style:next-style-name="p-first" style:default-outline-level="3"/>
    <style:style style:name="bq1" style:family="paragraph" style:parent-style-name="p-indent" style:master-page-name="">
      <style:paragraph-properties fo:margin-left="101%" fo:margin-right="0cm" fo:text-indent="0cm" style:auto-text-indent="false"/>
      <style:text-properties fo:font-style="normal"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b">
      <text:list-level-style-bullet text:level="1" style:num-suffix="." text:bullet-char="●">
        <style:list-level-properties text:min-label-width="0.6cm"/>
      </text:list-level-style-bullet>
      <text:list-level-style-bullet text:level="2" style:num-suffix="." text:bullet-char="○">
        <style:list-level-properties text:min-label-width="0.6cm"/>
      </text:list-level-style-bullet>
      <text:list-level-style-bullet text:level="3" style:num-suffix="." text:bullet-char="■">
        <style:list-level-properties text:min-label-width="0.6cm"/>
      </text:list-level-style-bullet>
      <text:list-level-style-bullet text:level="4" style:num-suffix="." text:bullet-char="●">
        <style:list-level-properties text:min-label-width="0.6cm"/>
      </text:list-level-style-bullet>
      <text:list-level-style-bullet text:level="5" style:num-suffix="." text:bullet-char="○">
        <style:list-level-properties text:min-label-width="0.6cm"/>
      </text:list-level-style-bullet>
      <text:list-level-style-bullet text:level="6" style:num-suffix="." text:bullet-char="■">
        <style:list-level-properties text:min-label-width="0.6cm"/>
      </text:list-level-style-bullet>
      <text:list-level-style-bullet text:level="7" style:num-suffix="." text:bullet-char="●">
        <style:list-level-properties text:min-label-width="0.6cm"/>
      </text:list-level-style-bullet>
      <text:list-level-style-bullet text:level="8" style:num-suffix="." text:bullet-char="○">
        <style:list-level-properties text:min-label-width="0.6cm"/>
      </text:list-level-style-bullet>
      <text:list-level-style-bullet text:level="9" style:num-suffix="." text:bullet-char="■">
        <style:list-level-properties text:min-label-width="0.6cm"/>
      </text:list-level-style-bullet>
      <text:list-level-style-bullet text:level="10" style:num-suffix="." text:bullet-char="●">
        <style:list-level-properties text:min-label-width="0.6cm"/>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Table1" style:family="table">
      <style:table-properties fo:margin-left="0cm" fo:margin-right="-0.009cm" table:align="margins"/>
    </style:style>
    <style:style style:name="Table1.A" style:family="table-column">
      <style:table-column-properties style:rel-column-width="568*"/>
    </style:style>
    <style:style style:name="Table1.B" style:family="table-column">
      <style:table-column-properties style:rel-column-width="6806*"/>
    </style:style>
    <style:style style:name="Table1.C" style:family="table-column">
      <style:table-column-properties style:rel-column-width="566*"/>
    </style:style>
    <style:style style:name="Table2" style:family="table">
      <style:table-properties style:width="14.009cm" fo:margin-left="0cm" fo:margin-right="-0.009cm" table:align="margins"/>
    </style:style>
    <style:style style:name="Table2.A" style:family="table-column">
      <style:table-column-properties style:column-width="1.002cm" style:rel-column-width="568*"/>
    </style:style>
    <style:style style:name="Table2.B" style:family="table-column">
      <style:table-column-properties style:column-width="12.005cm" style:rel-column-width="6806*"/>
    </style:style>
    <style:style style:name="Table2.C" style:family="table-column">
      <style:table-column-properties style:column-width="0.998cm" style:rel-column-width="566*"/>
    </style:style>
    <style:style style:name="P1" style:family="paragraph" style:parent-style-name="Header">
      <style:paragraph-properties fo:text-align="center" style:justify-single-word="false"/>
      <style:text-properties fo:font-variant="small-caps" style:font-size-asian="10.5pt"/>
    </style:style>
    <style:style style:name="P2" style:family="paragraph" style:parent-style-name="Table_20_Contents">
      <style:paragraph-properties fo:text-align="end" style:justify-single-word="false"/>
      <style:text-properties style:font-size-asian="10.5pt"/>
    </style:style>
    <style:style style:name="P3" style:family="paragraph" style:parent-style-name="Header">
      <style:paragraph-properties fo:text-align="center" style:justify-single-word="false"/>
      <style:text-properties fo:font-variant="small-caps" fo:font-size="2pt" style:font-size-asian="1.75pt" style:font-size-complex="2pt"/>
    </style:style>
    <style:style style:name="P4" style:family="paragraph" style:parent-style-name="Table_20_Contents">
      <style:paragraph-properties fo:text-align="start" style:justify-single-word="false"/>
      <style:text-properties fo:font-variant="small-caps" style:font-size-asian="10.5pt"/>
    </style:style>
    <style:style style:name="P5" style:family="paragraph" style:parent-style-name="Header">
      <style:paragraph-properties fo:text-align="center" style:justify-single-word="false"/>
      <style:text-properties fo:font-size="2pt" style:font-size-asian="1.75pt" style:font-size-complex="2pt"/>
    </style:style>
    <style:page-layout style:name="pm1">
      <style:page-layout-properties fo:page-width="21.001cm" fo:page-height="29.7cm" style:num-format="1" style:print-orientation="portrait" fo:margin-top="3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
            </table:table-cell>
            <table:table-cell office:value-type="string">
              <text:p text:style-name="P1"><text:chapter text:display="plain-number" text:outline-level="1">1</text:chapter> <text:chapter text:display="name" text:outline-level="1">Title of the Chapter</text:chapter></text:p>
            </table:table-cell>
            <table:table-cell office:value-type="string">
              <text:p text:style-name="P2"><text:page-count>2</text:page-count></text:p>
            </table:table-cell>
          </table:table-row>
        </table:table>
        <text:p text:style-name="P3"/>
      </style:header>
      <style:header-left>
        <table:table table:name="Table2" table:style-name="Table2">
          <table:table-column table:style-name="Table2.A"/>
          <table:table-column table:style-name="Table2.B"/>
          <table:table-column table:style-name="Table2.C"/>
          <table:table-row>
            <table:table-cell office:value-type="string">
              <text:p text:style-name="P4"><text:page-count>2</text:page-count></text:p>
            </table:table-cell>
            <table:table-cell office:value-type="string">
              <text:p text:style-name="P1"><text:subject>Untitled Thesis</text:subject></text:p>
            </table:table-cell>
            <table:table-cell office:value-type="string">
              <text:p text:style-name="P2"/>
            </table:table-cell>
          </table:table-row>
        </table:table>
        <text:p text:style-name="P5"/>
      </style:head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Untitled Chapter</dc:title>
    <dc:subject>Untitled Thesis</dc:subject>
    <meta:creation-date>2008-10-06T12:47:54</meta:creation-date>
    <dc:date>2008-10-08T19:23:45</dc:date>
    <dc:language>en-AU</dc:language>
    <meta:editing-cycles>18</meta:editing-cycles>
    <meta:editing-duration>PT1H58M50S</meta:editing-duration>
    <meta:user-defined meta:name="Info 1"/>
    <meta:user-defined meta:name="Info 2"/>
    <meta:user-defined meta:name="Info 3"/>
    <meta:user-defined meta:name="Info 4"/>
    <meta:document-statistic meta:table-count="2" meta:image-count="0" meta:object-count="0" meta:page-count="2" meta:paragraph-count="19" meta:word-count="365" meta:character-count="2485"/>
  </office:meta>
</office:document-meta>
</file>